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15FDB23239E2C98460E.png" manifest:media-type="image/png"/>
  <manifest:file-entry manifest:full-path="Pictures/10000201000002B7000000A68F1319DBBC602392.png" manifest:media-type="image/png"/>
  <manifest:file-entry manifest:full-path="Pictures/100002010000053C000000EB751EED3DCC9673F0.png" manifest:media-type="image/png"/>
  <manifest:file-entry manifest:full-path="Pictures/10000201000003A60000041D14B3009FA8AE6E20.png" manifest:media-type="image/png"/>
  <manifest:file-entry manifest:full-path="Pictures/10000201000003A60000041D9BF3EFCB9BCEAF2B.png" manifest:media-type="image/png"/>
  <manifest:file-entry manifest:full-path="Pictures/10000201000003A60000041DA14BA8FE1728BFF6.png" manifest:media-type="image/png"/>
  <manifest:file-entry manifest:full-path="Pictures/10000201000001D1000002684B084AF520DE2EAA.png" manifest:media-type="image/png"/>
  <manifest:file-entry manifest:full-path="Pictures/100002010000039F000001D098C809DAAFFFAE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2286" officeooo:paragraph-rsid="001622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7.5453in" draw:z-index="0"><draw:image xlink:href="Pictures/10000201000003A60000041D14B3009FA8AE6E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6929in" svg:height="7.5453in" draw:z-index="1"><draw:image xlink:href="Pictures/10000201000003A60000041D9BF3EFCB9BCEAF2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6929in" svg:height="7.5453in" draw:z-index="2"><draw:image xlink:href="Pictures/10000201000003A60000041DA14BA8FE1728BF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6.6929in" svg:height="3.35in" draw:z-index="3"><draw:image xlink:href="Pictures/100002010000039F000001D098C809DAAFFFAE9A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5" text:anchor-type="paragraph" svg:width="6.6929in" svg:height="1.5984in" draw:z-index="4"><draw:image xlink:href="Pictures/10000201000002B7000000A68F1319DBBC602392.png" xlink:type="simple" xlink:show="embed" xlink:actuate="onLoad"/></draw:frame></text:p>
      <text:p text:style-name="Standard"/>
      <text:p text:style-name="Standard"/>
      <text:p text:style-name="P1"><draw:frame draw:style-name="fr1" draw:name="Image6" text:anchor-type="paragraph" svg:width="6.6929in" svg:height="1.1736in" draw:z-index="5"><draw:image xlink:href="Pictures/100002010000053C000000EB751EED3DCC9673F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6929in" svg:height="2.3516in" draw:z-index="6"><draw:image xlink:href="Pictures/10000201000003E70000015FDB23239E2C98460E.png" xlink:type="simple" xlink:show="embed" xlink:actuate="onLoad"/></draw:frame><text:soft-page-break/></text:p>
      <text:p text:style-name="P1"/>
      <text:p text:style-name="P1"/>
      <text:p text:style-name="P1"><draw:frame draw:style-name="fr2" draw:name="Image8" text:anchor-type="paragraph" svg:width="4.8437in" svg:height="6.4165in" draw:z-index="7"><draw:image xlink:href="Pictures/10000201000001D1000002684B084AF520DE2E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07:25.452179179</meta:creation-date>
    <meta:generator>LibreOffice/5.2.7.2$Linux_X86_64 LibreOffice_project/20m0$Build-2</meta:generator>
    <dc:date>2017-06-26T17:13:19.308159962</dc:date>
    <meta:editing-duration>PT5M53S</meta:editing-duration>
    <meta:editing-cycles>3</meta:editing-cycles>
    <meta:document-statistic meta:table-count="0" meta:image-count="8" meta:object-count="0" meta:page-count="5" meta:paragraph-count="0" meta:word-count="0" meta:character-count="0" meta:non-whitespace-character-count="0"/>
  </office:meta>
</office:document-meta>
</file>